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55pt"/>
    </style:style>
    <style:style style:name="co5" style:family="table-column">
      <style:table-column-properties fo:break-before="auto" style:column-width="97.4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76.31pt"/>
    </style:style>
    <style:style style:name="co8" style:family="table-column">
      <style:table-column-properties fo:break-before="auto" style:column-width="88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3"/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02">
      <style:table-cell-properties fo:border="none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order="none"/>
    </style:style>
    <style:style style:name="ce10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="none"/>
    </style:style>
    <style:style style:name="ce28" style:family="table-cell" style:parent-style-name="Default" style:data-style-name="N102"/>
    <style:style style:name="ce30" style:family="table-cell" style:parent-style-name="Default" style:data-style-name="N0"/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  <style:map style:condition="cell-content()&lt;-0.01" style:apply-style-name="Error" style:base-cell-address="'2017-07-21'.M1"/>
      <style:map style:condition="cell-content()&gt;0.01" style:apply-style-name="Error" style:base-cell-address="'2017-07-21'.M1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  <style:map style:condition="cell-content()&lt;-0.01" style:apply-style-name="Error" style:base-cell-address="'2017-07-21'.M2"/>
      <style:map style:condition="cell-content()&gt;0.01" style:apply-style-name="Error" style:base-cell-address="'2017-07-21'.M2"/>
    </style:style>
    <style:style style:name="ce43" style:family="table-cell" style:parent-style-name="Default" style:data-style-name="N11">
      <style:table-cell-properties fo:border-bottom="none" fo:border-left="none" fo:border-right="0.06pt solid #000000" fo:border-top="none"/>
      <style:map style:condition="cell-content()&lt;-0.01" style:apply-style-name="Error" style:base-cell-address="'2017-07-21'.M2"/>
      <style:map style:condition="cell-content()&gt;0.01" style:apply-style-name="Error" style:base-cell-address="'2017-07-21'.M2"/>
    </style:style>
    <style:style style:name="ce52" style:family="table-cell" style:parent-style-name="Default">
      <style:table-cell-properties fo:border-bottom="none" fo:border-left="none" fo:border-right="0.06pt solid #000000" fo:border-top="none"/>
      <style:map style:condition="cell-content()&lt;-0.01" style:apply-style-name="Error" style:base-cell-address="'2017-07-21'.M2"/>
      <style:map style:condition="cell-content()&gt;0.01" style:apply-style-name="Error" style:base-cell-address="'2017-07-21'.M2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  <style:map style:condition="cell-content()&lt;-0.01" style:apply-style-name="Error" style:base-cell-address="'2017-07-21'.M2"/>
      <style:map style:condition="cell-content()&gt;0.01" style:apply-style-name="Error" style:base-cell-address="'2017-07-21'.M2"/>
    </style:style>
    <style:style style:name="ce54" style:family="table-cell" style:parent-style-name="Default" style:data-style-name="N124"/>
    <style:style style:name="ce55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fo:padding="4pt" style:vertical-align="middle"/>
      <style:paragraph-properties fo:text-align="justify" fo:margin-left="0pt"/>
    </style:style>
    <style:style style:name="ce57" style:family="table-cell" style:parent-style-name="Default" style:data-style-name="N10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1">
      <style:table-cell-properties fo:border-bottom="none" fo:border-left="none" fo:border-right="0.06pt solid #000000" fo:border-top="none"/>
      <style:map style:condition="cell-content()&gt;0.01" style:apply-style-name="Error" style:base-cell-address="'2017-06-21'.M3"/>
      <style:map style:condition="cell-content()&lt;-0.01" style:apply-style-name="Error" style:base-cell-address="'2017-06-21'.M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Mini-manual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s spreadsheet helps you build and rebalance an index fund of digital coi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ch sheet represents one month. Months are ordered from newest to oldes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first (rightmost) sheet represents the initial allocation of the amont you inves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ch subsequent sheet simulates cashing out of everything and reinvesting according to the current coin valu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outcome is a recommended set of purchases/sales. This is called rebalanci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example, the '2017-07-21' sheet shows the coin amounts copied over from '2017-06-21', before any purchases/sales happe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General pl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en you first start building your index fund, edit the first (rightmost) sheet according to your preferenc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ter one month, edit the second sheet according to the new market valu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subsequent months, clone the second sheet and edit according to the new market valu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Fiel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office:value-type="string" calcext:value-type="string">
            <text:p>Type in the date for cosmetic purposes. Or don't. You might want to also name your sheets using dates for easy referenc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alue</text:p>
          </table:table-cell>
          <table:table-cell office:value-type="string" calcext:value-type="string">
            <text:p>For the first month, type in the amount of USD you plan to invest. For subsequent months, the value is computed as the cash value of your existing portfolio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ach line holds a coin. Coins are ordered by market cap, since that's what an index fund does, but feel free to reorder th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sample contains 15 coins, but naturally you can add or remove coi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ry month you need to copy coin data (symbols, market caps and USD prices) from coinmarketcap.co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cript <text:span text:style-name="T1">get-csv.php</text:span><text:span text:style-name="T2"> will download this data for you, so you can simply copy-paste it her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also need to copy coin balances from the previous month -- this step is impossible to automate, sor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 that you must include coins you will cash out this month, so their current value can be determ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in</text:p>
          </table:table-cell>
          <table:table-cell office:value-type="string" calcext:value-type="string">
            <text:p>The coin's symbol. We recommend sticking to the symbols at <text:a xlink:href="https://coinmarketcap.com/" xlink:type="simple">https://coinmarketcap.com/</text:a>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arket cap</text:p>
          </table:table-cell>
          <table:table-cell office:value-type="string" calcext:value-type="string">
            <text:p>Copied manually from coinmarketcap.com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rice in USD</text:p>
          </table:table-cell>
          <table:table-cell office:value-type="string" calcext:value-type="string">
            <text:p>Copied manually from coinmarketcap.com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weight</text:p>
          </table:table-cell>
          <table:table-cell office:value-type="string" calcext:value-type="string">
            <text:p>This is where you decide how to allocate your portolio. Here we use the square root of the market cap. More traditionally, you could simply use the market cap itself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llocation</text:p>
          </table:table-cell>
          <table:table-cell office:value-type="string" calcext:value-type="string">
            <text:p>This just divides 100% into pieces proportional to the weights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SD equiv</text:p>
          </table:table-cell>
          <table:table-cell office:value-type="string" calcext:value-type="string">
            <text:p>This divides the [value] cell into pieces proportional to the allocation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TC equiv</text:p>
          </table:table-cell>
          <table:table-cell office:value-type="string" calcext:value-type="string">
            <text:p>Same, but uses the BTC price in USD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hares</text:p>
          </table:table-cell>
          <table:table-cell office:value-type="string" calcext:value-type="string">
            <text:p>This tells you how many shares of each currency you should own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Balanc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u have to update these manually. Insert a column for each exchange or offline wallet you use. The final three columns a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office:value-type="string" calcext:value-type="string">
            <text:p>Just a total amount of each coin you have across all exchanges and wallets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eviation</text:p>
          </table:table-cell>
          <table:table-cell office:value-type="string" calcext:value-type="string">
            <text:p>The percentagewise deviation from the [shares] recommendation. Formatted to show deviations above 1% in red. The '2017-06-21' sheet shows some over- and underallocated coins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o buy / sell</text:p>
          </table:table-cell>
          <table:table-cell office:value-type="string" calcext:value-type="string">
            <text:p>The difference between [shares] and [total] (so between what you should own and what you actually own). Positive amounts you should buy, negative you should sell.</text:p>
          </table:table-cell>
          <table:table-cell table:number-columns-repeated="1022"/>
        </table:table-row>
      </table:table>
      <table:table table:name="2017-07-2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32"/>
        <table:table-column table:style-name="co3" table:number-columns-repeated="4" table:default-cell-style-name="Default"/>
        <table:table-column table:style-name="co3" table:default-cell-style-name="ce52"/>
        <table:table-column table:style-name="co3" table:default-cell-style-name="ce54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date" office:date-value="2017-07-21" calcext:value-type="date">
            <text:p>07/21/17</text:p>
          </table:table-cell>
          <table:table-cell table:style-name="ce1" office:value-type="string" calcext:value-type="string">
            <text:p>value</text:p>
          </table:table-cell>
          <table:table-cell table:style-name="ce23" table:formula="of:=SUMPRODUCT(['2017-06-21'.L3:.L17]; VLOOKUP(['2017-06-21'.A3:.A17]; [.A3:.C21]; 3; 0))" office:value-type="currency" office:currency="USD" office:value="671.62483575" calcext:value-type="currency">
            <text:p>$671.62</text:p>
          </table:table-cell>
          <table:table-cell table:style-name="ce23"/>
          <table:table-cell table:style-name="ce28" table:number-columns-repeated="2"/>
          <table:table-cell/>
          <table:table-cell table:style-name="ce44" office:value-type="string" calcext:value-type="string" table:number-columns-spanned="5" table:number-rows-spanned="1">
            <text:p>balances</text:p>
          </table:table-cell>
          <table:covered-table-cell table:number-columns-repeated="3" table:style-name="ce7"/>
          <table:covered-table-cell table:style-name="ce49"/>
          <table:table-cell table:number-columns-repeated="1002"/>
        </table:table-row>
        <table:table-row table:style-name="ro1">
          <table:table-cell table:style-name="ce15" office:value-type="string" calcext:value-type="string">
            <text:p>coin</text:p>
          </table:table-cell>
          <table:table-cell table:style-name="ce15" office:value-type="string" calcext:value-type="string">
            <text:p>market cap</text:p>
          </table:table-cell>
          <table:table-cell table:style-name="ce15" office:value-type="string" calcext:value-type="string">
            <text:p>price in USD</text:p>
          </table:table-cell>
          <table:table-cell table:style-name="ce22" office:value-type="string" calcext:value-type="string">
            <text:p>weight</text:p>
          </table:table-cell>
          <table:table-cell table:style-name="ce26" office:value-type="string" calcext:value-type="string">
            <text:p>allocation</text:p>
          </table:table-cell>
          <table:table-cell table:style-name="ce15" office:value-type="string" calcext:value-type="string">
            <text:p>USD equiv</text:p>
          </table:table-cell>
          <table:table-cell table:style-name="ce15" office:value-type="string" calcext:value-type="string">
            <text:p>BTC equiv</text:p>
          </table:table-cell>
          <table:table-cell table:style-name="ce39" office:value-type="string" calcext:value-type="string">
            <text:p>shares</text:p>
          </table:table-cell>
          <table:table-cell table:style-name="ce15" office:value-type="string" calcext:value-type="string">
            <text:p>kraken</text:p>
          </table:table-cell>
          <table:table-cell table:style-name="ce15" office:value-type="string" calcext:value-type="string">
            <text:p>bittrex</text:p>
          </table:table-cell>
          <table:table-cell table:style-name="ce15" office:value-type="string" calcext:value-type="string">
            <text:p>bitfinex</text:p>
          </table:table-cell>
          <table:table-cell table:style-name="ce15" office:value-type="string" calcext:value-type="string">
            <text:p>total</text:p>
          </table:table-cell>
          <table:table-cell table:style-name="ce50" office:value-type="string" calcext:value-type="string">
            <text:p>deviation</text:p>
          </table:table-cell>
          <table:table-cell table:style-name="ce55" office:value-type="string" calcext:value-type="string">
            <text:p>to buy/sell</text:p>
          </table:table-cell>
          <table:table-cell table:style-name="ce15" table:number-columns-repeated="1001"/>
        </table:table-row>
        <table:table-row table:style-name="ro1">
          <table:table-cell table:style-name="ce2" office:value-type="string" calcext:value-type="string">
            <text:p>BTC</text:p>
          </table:table-cell>
          <table:table-cell table:style-name="ce3" office:value-type="currency" office:currency="USD" office:value="45210235291" calcext:value-type="currency">
            <text:p>$45,210,235,291</text:p>
          </table:table-cell>
          <table:table-cell table:style-name="ce5" office:value-type="currency" office:currency="USD" office:value="2746.65" calcext:value-type="currency">
            <text:p>$2,746.65</text:p>
          </table:table-cell>
          <table:table-cell table:style-name="ce8" table:formula="of:=SQRT([.B3])" office:value-type="float" office:value="212626.986271734" calcext:value-type="float">
            <text:p>212,626.99</text:p>
          </table:table-cell>
          <table:table-cell table:style-name="ce12" table:formula="of:=[.D3]/[.D$22]" office:value-type="percentage" office:value="0.27003840542345" calcext:value-type="percentage">
            <text:p>27.00%</text:p>
          </table:table-cell>
          <table:table-cell table:style-name="ce5" table:formula="of:=[.D$1] * [.E3]" office:value-type="currency" office:currency="USD" office:value="181.364499688716" calcext:value-type="currency">
            <text:p>$181.36</text:p>
          </table:table-cell>
          <table:table-cell table:style-name="ce30" table:formula="of:=[.F3]/[.C$3]" office:value-type="float" office:value="0.066031165124321" calcext:value-type="float">
            <text:p>0.066031165124321</text:p>
          </table:table-cell>
          <table:table-cell table:style-name="ce34" table:formula="of:=[.F3]/[.C3]" office:value-type="float" office:value="0.066031165124321" calcext:value-type="float">
            <text:p>0.066031</text:p>
          </table:table-cell>
          <table:table-cell table:number-columns-repeated="2" table:style-name="ce8" office:value-type="float" office:value="0.03" calcext:value-type="float">
            <text:p>0.03</text:p>
          </table:table-cell>
          <table:table-cell table:style-name="ce8"/>
          <table:table-cell table:style-name="ce8" table:formula="of:=SUM([.I3:.K3])" office:value-type="float" office:value="0.06" calcext:value-type="float">
            <text:p>0.06</text:p>
          </table:table-cell>
          <table:table-cell table:style-name="ce43" table:formula="of:=([.L3]-[.H3])/[.H3]" office:value-type="percentage" office:value="-0.0913381599880263" calcext:value-type="percentage">
            <text:p>-9.13%</text:p>
          </table:table-cell>
          <table:table-cell table:formula="of:=[.H3]-[.L3]" office:value-type="float" office:value="0.00603116512432102" calcext:value-type="float">
            <text:p>0.006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TH</text:p>
          </table:table-cell>
          <table:table-cell table:style-name="ce3" office:value-type="currency" office:currency="USD" office:value="21810436007" calcext:value-type="currency">
            <text:p>$21,810,436,007</text:p>
          </table:table-cell>
          <table:table-cell table:style-name="ce5" office:value-type="currency" office:currency="USD" office:value="233.422" calcext:value-type="currency">
            <text:p>$233.42</text:p>
          </table:table-cell>
          <table:table-cell table:style-name="ce8" table:formula="of:=SQRT([.B4])" office:value-type="float" office:value="147683.567152883" calcext:value-type="float">
            <text:p>147,683.57</text:p>
          </table:table-cell>
          <table:table-cell table:style-name="ce12" table:formula="of:=[.D4]/[.D$22]" office:value-type="percentage" office:value="0.187559611695973" calcext:value-type="percentage">
            <text:p>18.76%</text:p>
          </table:table-cell>
          <table:table-cell table:style-name="ce5" table:formula="of:=[.D$1] * [.E4]" office:value-type="currency" office:currency="USD" office:value="125.969693398642" calcext:value-type="currency">
            <text:p>$125.97</text:p>
          </table:table-cell>
          <table:table-cell table:style-name="ce30" table:formula="of:=[.F4]/[.C$3]" office:value-type="float" office:value="0.0458630307460513" calcext:value-type="float">
            <text:p>0.045863030746051</text:p>
          </table:table-cell>
          <table:table-cell table:style-name="ce34" table:formula="of:=[.F4]/[.C4]" office:value-type="float" office:value="0.539665041849705" calcext:value-type="float">
            <text:p>0.539665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table:number-columns-repeated="2"/>
          <table:table-cell table:style-name="ce8" table:formula="of:=SUM([.I4:.K4])" office:value-type="float" office:value="0.59" calcext:value-type="float">
            <text:p>0.59</text:p>
          </table:table-cell>
          <table:table-cell table:style-name="ce43" table:formula="of:=([.L4]-[.H4])/[.H4]" office:value-type="percentage" office:value="0.0932707406389927" calcext:value-type="percentage">
            <text:p>9.33%</text:p>
          </table:table-cell>
          <table:table-cell table:formula="of:=[.H4]-[.L4]" office:value-type="float" office:value="-0.050334958150295" calcext:value-type="float">
            <text:p>-0.0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XRP</text:p>
          </table:table-cell>
          <table:table-cell table:style-name="ce3" office:value-type="currency" office:currency="USD" office:value="7160374643" calcext:value-type="currency">
            <text:p>$7,160,374,643</text:p>
          </table:table-cell>
          <table:table-cell table:style-name="ce5" office:value-type="currency" office:currency="USD" office:value="0.186997" calcext:value-type="currency">
            <text:p>$0.19</text:p>
          </table:table-cell>
          <table:table-cell table:style-name="ce8" table:formula="of:=SQRT([.B5])" office:value-type="float" office:value="84618.9969392216" calcext:value-type="float">
            <text:p>84,619.00</text:p>
          </table:table-cell>
          <table:table-cell table:style-name="ce12" table:formula="of:=[.D5]/[.D$22]" office:value-type="percentage" office:value="0.107466974924795" calcext:value-type="percentage">
            <text:p>10.75%</text:p>
          </table:table-cell>
          <table:table-cell table:style-name="ce5" table:formula="of:=[.D$1] * [.E5]" office:value-type="currency" office:currency="USD" office:value="72.177489382415" calcext:value-type="currency">
            <text:p>$72.18</text:p>
          </table:table-cell>
          <table:table-cell table:style-name="ce30" table:formula="of:=[.F5]/[.C$3]" office:value-type="float" office:value="0.0262783716099303" calcext:value-type="float">
            <text:p>0.02627837160993</text:p>
          </table:table-cell>
          <table:table-cell table:style-name="ce34" table:formula="of:=[.F5]/[.C5]" office:value-type="float" office:value="385.98207127609" calcext:value-type="float">
            <text:p>385.982071</text:p>
          </table:table-cell>
          <table:table-cell table:style-name="ce8" office:value-type="float" office:value="395" calcext:value-type="float">
            <text:p>395.00</text:p>
          </table:table-cell>
          <table:table-cell table:style-name="ce8" table:number-columns-repeated="2"/>
          <table:table-cell table:style-name="ce8" table:formula="of:=SUM([.I5:.K5])" office:value-type="float" office:value="395" calcext:value-type="float">
            <text:p>395.00</text:p>
          </table:table-cell>
          <table:table-cell table:style-name="ce43" table:formula="of:=([.L5]-[.H5])/[.H5]" office:value-type="percentage" office:value="0.0233635948273349" calcext:value-type="percentage">
            <text:p>2.34%</text:p>
          </table:table-cell>
          <table:table-cell table:formula="of:=[.H5]-[.L5]" office:value-type="float" office:value="-9.01792872391007" calcext:value-type="float">
            <text:p>-9.018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LTC</text:p>
          </table:table-cell>
          <table:table-cell table:style-name="ce3" office:value-type="currency" office:currency="USD" office:value="2440188948" calcext:value-type="currency">
            <text:p>$2,440,188,948</text:p>
          </table:table-cell>
          <table:table-cell table:style-name="ce5" office:value-type="currency" office:currency="USD" office:value="46.8425" calcext:value-type="currency">
            <text:p>$46.84</text:p>
          </table:table-cell>
          <table:table-cell table:style-name="ce8" table:formula="of:=SQRT([.B6])" office:value-type="float" office:value="49398.2686741145" calcext:value-type="float">
            <text:p>49,398.27</text:p>
          </table:table-cell>
          <table:table-cell table:style-name="ce12" table:formula="of:=[.D6]/[.D$22]" office:value-type="percentage" office:value="0.0627362967294728" calcext:value-type="percentage">
            <text:p>6.27%</text:p>
          </table:table-cell>
          <table:table-cell table:style-name="ce5" table:formula="of:=[.D$1] * [.E6]" office:value-type="currency" office:currency="USD" office:value="42.1352549864954" calcext:value-type="currency">
            <text:p>$42.14</text:p>
          </table:table-cell>
          <table:table-cell table:style-name="ce30" table:formula="of:=[.F6]/[.C$3]" office:value-type="float" office:value="0.0153405985424045" calcext:value-type="float">
            <text:p>0.015340598542405</text:p>
          </table:table-cell>
          <table:table-cell table:style-name="ce34" table:formula="of:=[.F6]/[.C6]" office:value-type="float" office:value="0.899509099354122" calcext:value-type="float">
            <text:p>0.899509</text:p>
          </table:table-cell>
          <table:table-cell table:style-name="ce8" office:value-type="float" office:value="1.4" calcext:value-type="float">
            <text:p>1.40</text:p>
          </table:table-cell>
          <table:table-cell table:style-name="ce8" table:number-columns-repeated="2"/>
          <table:table-cell table:style-name="ce8" table:formula="of:=SUM([.I6:.K6])" office:value-type="float" office:value="1.4" calcext:value-type="float">
            <text:p>1.40</text:p>
          </table:table-cell>
          <table:table-cell table:style-name="ce43" table:formula="of:=([.L6]-[.H6])/[.H6]" office:value-type="percentage" office:value="0.556404488854252" calcext:value-type="percentage">
            <text:p>55.64%</text:p>
          </table:table-cell>
          <table:table-cell table:formula="of:=[.H6]-[.L6]" office:value-type="float" office:value="-0.500490900645878" calcext:value-type="float">
            <text:p>-0.5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TC</text:p>
          </table:table-cell>
          <table:table-cell table:style-name="ce3" office:value-type="currency" office:currency="USD" office:value="1552414779" calcext:value-type="currency">
            <text:p>$1,552,414,779</text:p>
          </table:table-cell>
          <table:table-cell table:style-name="ce5" office:value-type="currency" office:currency="USD" office:value="16.558" calcext:value-type="currency">
            <text:p>$16.56</text:p>
          </table:table-cell>
          <table:table-cell table:style-name="ce8" table:formula="of:=SQRT([.B7])" office:value-type="float" office:value="39400.6951588421" calcext:value-type="float">
            <text:p>39,400.70</text:p>
          </table:table-cell>
          <table:table-cell table:style-name="ce12" table:formula="of:=[.D7]/[.D$22]" office:value-type="percentage" office:value="0.0500392780795557" calcext:value-type="percentage">
            <text:p>5.00%</text:p>
          </table:table-cell>
          <table:table-cell table:style-name="ce5" table:formula="of:=[.D$1] * [.E7]" office:value-type="currency" office:currency="USD" office:value="33.6076219212302" calcext:value-type="currency">
            <text:p>$33.61</text:p>
          </table:table-cell>
          <table:table-cell table:style-name="ce30" table:formula="of:=[.F7]/[.C$3]" office:value-type="float" office:value="0.0122358589267763" calcext:value-type="float">
            <text:p>0.012235858926776</text:p>
          </table:table-cell>
          <table:table-cell table:style-name="ce34" table:formula="of:=[.F7]/[.C7]" office:value-type="float" office:value="2.02969089994143" calcext:value-type="float">
            <text:p>2.029691</text:p>
          </table:table-cell>
          <table:table-cell table:style-name="ce8" table:number-columns-repeated="3"/>
          <table:table-cell table:style-name="ce8" table:formula="of:=SUM([.I7:.K7])" office:value-type="float" office:value="0" calcext:value-type="float">
            <text:p>0.00</text:p>
          </table:table-cell>
          <table:table-cell table:style-name="ce43" table:formula="of:=([.L7]-[.H7])/[.H7]" office:value-type="percentage" office:value="-1" calcext:value-type="percentage">
            <text:p>-100.00%</text:p>
          </table:table-cell>
          <table:table-cell table:formula="of:=[.H7]-[.L7]" office:value-type="float" office:value="2.02969089994143" calcext:value-type="float">
            <text:p>2.03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DASH</text:p>
          </table:table-cell>
          <table:table-cell table:style-name="ce3" office:value-type="currency" office:currency="USD" office:value="1393177702" calcext:value-type="currency">
            <text:p>$1,393,177,702</text:p>
          </table:table-cell>
          <table:table-cell table:style-name="ce5" office:value-type="currency" office:currency="USD" office:value="187.283" calcext:value-type="currency">
            <text:p>$187.28</text:p>
          </table:table-cell>
          <table:table-cell table:style-name="ce8" table:formula="of:=SQRT([.B8])" office:value-type="float" office:value="37325.2957389489" calcext:value-type="float">
            <text:p>37,325.30</text:p>
          </table:table-cell>
          <table:table-cell table:style-name="ce12" table:formula="of:=[.D8]/[.D$22]" office:value-type="percentage" office:value="0.0474034999979887" calcext:value-type="percentage">
            <text:p>4.74%</text:p>
          </table:table-cell>
          <table:table-cell table:style-name="ce5" table:formula="of:=[.D$1] * [.E8]" office:value-type="currency" office:currency="USD" office:value="31.8373679001242" calcext:value-type="currency">
            <text:p>$31.84</text:p>
          </table:table-cell>
          <table:table-cell table:style-name="ce30" table:formula="of:=[.F8]/[.C$3]" office:value-type="float" office:value="0.0115913450567507" calcext:value-type="float">
            <text:p>0.011591345056751</text:p>
          </table:table-cell>
          <table:table-cell table:style-name="ce34" table:formula="of:=[.F8]/[.C8]" office:value-type="float" office:value="0.169996037548118" calcext:value-type="float">
            <text:p>0.169996</text:p>
          </table:table-cell>
          <table:table-cell table:style-name="ce8"/>
          <table:table-cell office:value-type="float" office:value="0.23" calcext:value-type="float">
            <text:p>0.23</text:p>
          </table:table-cell>
          <table:table-cell table:style-name="ce8"/>
          <table:table-cell table:style-name="ce8" table:formula="of:=SUM([.I8:.K8])" office:value-type="float" office:value="0.23" calcext:value-type="float">
            <text:p>0.23</text:p>
          </table:table-cell>
          <table:table-cell table:style-name="ce43" table:formula="of:=([.L8]-[.H8])/[.H8]" office:value-type="percentage" office:value="0.352972712289822" calcext:value-type="percentage">
            <text:p>35.30%</text:p>
          </table:table-cell>
          <table:table-cell table:formula="of:=[.H8]-[.L8]" office:value-type="float" office:value="-0.0600039624518817" calcext:value-type="float">
            <text:p>-0.06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XEM</text:p>
          </table:table-cell>
          <table:table-cell table:style-name="ce3" office:value-type="currency" office:currency="USD" office:value="1360503000" calcext:value-type="currency">
            <text:p>$1,360,503,000</text:p>
          </table:table-cell>
          <table:table-cell table:style-name="ce5" office:value-type="currency" office:currency="USD" office:value="0.151167" calcext:value-type="currency">
            <text:p>$0.15</text:p>
          </table:table-cell>
          <table:table-cell table:style-name="ce8" table:formula="of:=SQRT([.B9])" office:value-type="float" office:value="36884.9969499795" calcext:value-type="float">
            <text:p>36,885.00</text:p>
          </table:table-cell>
          <table:table-cell table:style-name="ce12" table:formula="of:=[.D9]/[.D$22]" office:value-type="percentage" office:value="0.0468443161193665" calcext:value-type="percentage">
            <text:p>4.68%</text:p>
          </table:table-cell>
          <table:table-cell table:style-name="ce5" table:formula="of:=[.D$1] * [.E9]" office:value-type="currency" office:currency="USD" office:value="31.4618061194906" calcext:value-type="currency">
            <text:p>$31.46</text:p>
          </table:table-cell>
          <table:table-cell table:style-name="ce30" table:formula="of:=[.F9]/[.C$3]" office:value-type="float" office:value="0.0114546105690534" calcext:value-type="float">
            <text:p>0.011454610569054</text:p>
          </table:table-cell>
          <table:table-cell table:style-name="ce34" table:formula="of:=[.F9]/[.C9]" office:value-type="float" office:value="208.126152662225" calcext:value-type="float">
            <text:p>208.126153</text:p>
          </table:table-cell>
          <table:table-cell table:style-name="ce8"/>
          <table:table-cell table:style-name="ce8" office:value-type="float" office:value="246" calcext:value-type="float">
            <text:p>246.00</text:p>
          </table:table-cell>
          <table:table-cell table:style-name="ce8"/>
          <table:table-cell table:style-name="ce8" table:formula="of:=SUM([.I9:.K9])" office:value-type="float" office:value="246" calcext:value-type="float">
            <text:p>246.00</text:p>
          </table:table-cell>
          <table:table-cell table:style-name="ce43" table:formula="of:=([.L9]-[.H9])/[.H9]" office:value-type="percentage" office:value="0.181975435827335" calcext:value-type="percentage">
            <text:p>18.20%</text:p>
          </table:table-cell>
          <table:table-cell table:formula="of:=[.H9]-[.L9]" office:value-type="float" office:value="-37.8738473377749" calcext:value-type="float">
            <text:p>-37.874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IOTA</text:p>
          </table:table-cell>
          <table:table-cell table:style-name="ce3" office:value-type="currency" office:currency="USD" office:value="846130711" calcext:value-type="currency">
            <text:p>$846,130,711</text:p>
          </table:table-cell>
          <table:table-cell table:style-name="ce5" office:value-type="currency" office:currency="USD" office:value="0.304415" calcext:value-type="currency">
            <text:p>$0.30</text:p>
          </table:table-cell>
          <table:table-cell table:style-name="ce8" table:formula="of:=SQRT([.B10])" office:value-type="float" office:value="29088.3260260882" calcext:value-type="float">
            <text:p>29,088.33</text:p>
          </table:table-cell>
          <table:table-cell table:style-name="ce12" table:formula="of:=[.D10]/[.D$22]" office:value-type="percentage" office:value="0.0369424658377266" calcext:value-type="percentage">
            <text:p>3.69%</text:p>
          </table:table-cell>
          <table:table-cell table:style-name="ce5" table:formula="of:=[.D$1] * [.E10]" office:value-type="currency" office:currency="USD" office:value="24.8114775504631" calcext:value-type="currency">
            <text:p>$24.81</text:p>
          </table:table-cell>
          <table:table-cell table:style-name="ce30" table:formula="of:=[.F10]/[.C$3]" office:value-type="float" office:value="0.00903335974749718" calcext:value-type="float">
            <text:p>0.009033359747497</text:p>
          </table:table-cell>
          <table:table-cell table:style-name="ce34" table:formula="of:=[.F10]/[.C10]" office:value-type="float" office:value="81.5054368229658" calcext:value-type="float">
            <text:p>81.505437</text:p>
          </table:table-cell>
          <table:table-cell table:style-name="ce8" table:number-columns-repeated="2"/>
          <table:table-cell table:style-name="ce8" office:value-type="float" office:value="91.77" calcext:value-type="float">
            <text:p>91.77</text:p>
          </table:table-cell>
          <table:table-cell table:style-name="ce8" table:formula="of:=SUM([.I10:.K10])" office:value-type="float" office:value="91.77" calcext:value-type="float">
            <text:p>91.77</text:p>
          </table:table-cell>
          <table:table-cell table:style-name="ce43" table:formula="of:=([.L10]-[.H10])/[.H10]" office:value-type="percentage" office:value="0.125937159251467" calcext:value-type="percentage">
            <text:p>12.59%</text:p>
          </table:table-cell>
          <table:table-cell table:formula="of:=[.H10]-[.L10]" office:value-type="float" office:value="-10.2645631770342" calcext:value-type="float">
            <text:p>-10.26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XMR</text:p>
          </table:table-cell>
          <table:table-cell table:style-name="ce3" office:value-type="currency" office:currency="USD" office:value="604014901" calcext:value-type="currency">
            <text:p>$604,014,901</text:p>
          </table:table-cell>
          <table:table-cell table:style-name="ce5" office:value-type="currency" office:currency="USD" office:value="40.7725" calcext:value-type="currency">
            <text:p>$40.77</text:p>
          </table:table-cell>
          <table:table-cell table:style-name="ce8" table:formula="of:=SQRT([.B11])" office:value-type="float" office:value="24576.7146095649" calcext:value-type="float">
            <text:p>24,576.71</text:p>
          </table:table-cell>
          <table:table-cell table:style-name="ce12" table:formula="of:=[.D11]/[.D$22]" office:value-type="percentage" office:value="0.0312126740828305" calcext:value-type="percentage">
            <text:p>3.12%</text:p>
          </table:table-cell>
          <table:table-cell table:style-name="ce5" table:formula="of:=[.D$1] * [.E11]" office:value-type="currency" office:currency="USD" office:value="20.9632071041993" calcext:value-type="currency">
            <text:p>$20.96</text:p>
          </table:table-cell>
          <table:table-cell table:style-name="ce30" table:formula="of:=[.F11]/[.C$3]" office:value-type="float" office:value="0.0076322819085793" calcext:value-type="float">
            <text:p>0.007632281908579</text:p>
          </table:table-cell>
          <table:table-cell table:style-name="ce34" table:formula="of:=[.F11]/[.C11]" office:value-type="float" office:value="0.514150643306134" calcext:value-type="float">
            <text:p>0.514151</text:p>
          </table:table-cell>
          <table:table-cell table:style-name="ce8"/>
          <table:table-cell table:style-name="ce8" office:value-type="float" office:value="0.63" calcext:value-type="float">
            <text:p>0.63</text:p>
          </table:table-cell>
          <table:table-cell table:style-name="ce8"/>
          <table:table-cell table:style-name="ce8" table:formula="of:=SUM([.I11:.K11])" office:value-type="float" office:value="0.63" calcext:value-type="float">
            <text:p>0.63</text:p>
          </table:table-cell>
          <table:table-cell table:style-name="ce43" table:formula="of:=([.L11]-[.H11])/[.H11]" office:value-type="percentage" office:value="0.225321816090557" calcext:value-type="percentage">
            <text:p>22.53%</text:p>
          </table:table-cell>
          <table:table-cell table:formula="of:=[.H11]-[.L11]" office:value-type="float" office:value="-0.115849356693866" calcext:value-type="float">
            <text:p>-0.116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TRAT</text:p>
          </table:table-cell>
          <table:table-cell table:style-name="ce3" office:value-type="currency" office:currency="USD" office:value="556905203" calcext:value-type="currency">
            <text:p>$556,905,203</text:p>
          </table:table-cell>
          <table:table-cell table:style-name="ce5" office:value-type="currency" office:currency="USD" office:value="5.6555" calcext:value-type="currency">
            <text:p>$5.66</text:p>
          </table:table-cell>
          <table:table-cell table:style-name="ce8" table:formula="of:=SQRT([.B12])" office:value-type="float" office:value="23598.8390180534" calcext:value-type="float">
            <text:p>23,598.84</text:p>
          </table:table-cell>
          <table:table-cell table:style-name="ce12" table:formula="of:=[.D12]/[.D$22]" office:value-type="percentage" office:value="0.0299707622725545" calcext:value-type="percentage">
            <text:p>3.00%</text:p>
          </table:table-cell>
          <table:table-cell table:style-name="ce5" table:formula="of:=[.D$1] * [.E12]" office:value-type="currency" office:currency="USD" office:value="20.1291082886067" calcext:value-type="currency">
            <text:p>$20.13</text:p>
          </table:table-cell>
          <table:table-cell table:style-name="ce30" table:formula="of:=[.F12]/[.C$3]" office:value-type="float" office:value="0.00732860331261962" calcext:value-type="float">
            <text:p>0.00732860331262</text:p>
          </table:table-cell>
          <table:table-cell table:style-name="ce34" table:formula="of:=[.F12]/[.C12]" office:value-type="float" office:value="3.5592093163481" calcext:value-type="float">
            <text:p>3.559209</text:p>
          </table:table-cell>
          <table:table-cell table:style-name="ce8"/>
          <table:table-cell table:style-name="ce8" office:value-type="float" office:value="4.18" calcext:value-type="float">
            <text:p>4.18</text:p>
          </table:table-cell>
          <table:table-cell/>
          <table:table-cell table:style-name="ce8" table:formula="of:=SUM([.I12:.K12])" office:value-type="float" office:value="4.18" calcext:value-type="float">
            <text:p>4.18</text:p>
          </table:table-cell>
          <table:table-cell table:style-name="ce43" table:formula="of:=([.L12]-[.H12])/[.H12]" office:value-type="percentage" office:value="0.174418144164911" calcext:value-type="percentage">
            <text:p>17.44%</text:p>
          </table:table-cell>
          <table:table-cell table:formula="of:=[.H12]-[.L12]" office:value-type="float" office:value="-0.620790683651898" calcext:value-type="float">
            <text:p>-0.62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OS</text:p>
          </table:table-cell>
          <table:table-cell table:style-name="ce3" office:value-type="currency" office:currency="USD" office:value="456473684" calcext:value-type="currency">
            <text:p>$456,473,684</text:p>
          </table:table-cell>
          <table:table-cell table:style-name="ce5" office:value-type="currency" office:currency="USD" office:value="1.98089" calcext:value-type="currency">
            <text:p>$1.98</text:p>
          </table:table-cell>
          <table:table-cell table:style-name="ce8" table:formula="of:=SQRT([.B13])" office:value-type="float" office:value="21365.2447680807" calcext:value-type="float">
            <text:p>21,365.24</text:p>
          </table:table-cell>
          <table:table-cell table:style-name="ce12" table:formula="of:=[.D13]/[.D$22]" office:value-type="percentage" office:value="0.0271340751699362" calcext:value-type="percentage">
            <text:p>2.71%</text:p>
          </table:table-cell>
          <table:table-cell table:style-name="ce5" table:formula="of:=[.D$1] * [.E13]" office:value-type="currency" office:currency="USD" office:value="18.2239187792366" calcext:value-type="currency">
            <text:p>$18.22</text:p>
          </table:table-cell>
          <table:table-cell table:style-name="ce30" table:formula="of:=[.F13]/[.C$3]" office:value-type="float" office:value="0.00663496214633701" calcext:value-type="float">
            <text:p>0.006634962146337</text:p>
          </table:table-cell>
          <table:table-cell table:style-name="ce34" table:formula="of:=[.F13]/[.C13]" office:value-type="float" office:value="9.19986409100786" calcext:value-type="float">
            <text:p>9.199864</text:p>
          </table:table-cell>
          <table:table-cell table:style-name="ce8"/>
          <table:table-cell/>
          <table:table-cell table:style-name="ce8"/>
          <table:table-cell table:style-name="ce8" table:formula="of:=SUM([.I13:.K13])" office:value-type="float" office:value="0" calcext:value-type="float">
            <text:p>0.00</text:p>
          </table:table-cell>
          <table:table-cell table:style-name="ce43" table:formula="of:=([.L13]-[.H13])/[.H13]" office:value-type="percentage" office:value="-1" calcext:value-type="percentage">
            <text:p>-100.00%</text:p>
          </table:table-cell>
          <table:table-cell table:formula="of:=[.H13]-[.L13]" office:value-type="float" office:value="9.19986409100786" calcext:value-type="float">
            <text:p>9.2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VERI</text:p>
          </table:table-cell>
          <table:table-cell table:style-name="ce3" office:value-type="currency" office:currency="USD" office:value="423534991" calcext:value-type="currency">
            <text:p>$423,534,991</text:p>
          </table:table-cell>
          <table:table-cell table:style-name="ce5" office:value-type="currency" office:currency="USD" office:value="215.048" calcext:value-type="currency">
            <text:p>$215.05</text:p>
          </table:table-cell>
          <table:table-cell table:style-name="ce8" table:formula="of:=SQRT([.B14])" office:value-type="float" office:value="20579.9657677072" calcext:value-type="float">
            <text:p>20,579.97</text:p>
          </table:table-cell>
          <table:table-cell table:style-name="ce12" table:formula="of:=[.D14]/[.D$22]" office:value-type="percentage" office:value="0.0261367629623391" calcext:value-type="percentage">
            <text:p>2.61%</text:p>
          </table:table-cell>
          <table:table-cell table:style-name="ce5" table:formula="of:=[.D$1] * [.E14]" office:value-type="currency" office:currency="USD" office:value="17.5540991316177" calcext:value-type="currency">
            <text:p>$17.55</text:p>
          </table:table-cell>
          <table:table-cell table:style-name="ce30" table:formula="of:=[.F14]/[.C$3]" office:value-type="float" office:value="0.00639109428999606" calcext:value-type="float">
            <text:p>0.006391094289996</text:p>
          </table:table-cell>
          <table:table-cell table:style-name="ce34" table:formula="of:=[.F14]/[.C14]" office:value-type="float" office:value="0.081628748612485" calcext:value-type="float">
            <text:p>0.081629</text:p>
          </table:table-cell>
          <table:table-cell table:style-name="ce8"/>
          <table:table-cell/>
          <table:table-cell table:style-name="ce8"/>
          <table:table-cell table:style-name="ce8" table:formula="of:=SUM([.I14:.K14])" office:value-type="float" office:value="0" calcext:value-type="float">
            <text:p>0.00</text:p>
          </table:table-cell>
          <table:table-cell table:style-name="ce43" table:formula="of:=([.L14]-[.H14])/[.H14]" office:value-type="percentage" office:value="-1" calcext:value-type="percentage">
            <text:p>-100.00%</text:p>
          </table:table-cell>
          <table:table-cell table:formula="of:=[.H14]-[.L14]" office:value-type="float" office:value="0.081628748612485" calcext:value-type="float">
            <text:p>0.08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QTUM</text:p>
          </table:table-cell>
          <table:table-cell table:style-name="ce3" office:value-type="currency" office:currency="USD" office:value="414106230" calcext:value-type="currency">
            <text:p>$414,106,230</text:p>
          </table:table-cell>
          <table:table-cell table:style-name="ce5" office:value-type="currency" office:currency="USD" office:value="8.11973" calcext:value-type="currency">
            <text:p>$8.12</text:p>
          </table:table-cell>
          <table:table-cell table:style-name="ce8" table:formula="of:=SQRT([.B15])" office:value-type="float" office:value="20349.6002417738" calcext:value-type="float">
            <text:p>20,349.60</text:p>
          </table:table-cell>
          <table:table-cell table:style-name="ce12" table:formula="of:=[.D15]/[.D$22]" office:value-type="percentage" office:value="0.0258441964336103" calcext:value-type="percentage">
            <text:p>2.58%</text:p>
          </table:table-cell>
          <table:table-cell table:style-name="ce5" table:formula="of:=[.D$1] * [.E15]" office:value-type="currency" office:currency="USD" office:value="17.3576041848142" calcext:value-type="currency">
            <text:p>$17.36</text:p>
          </table:table-cell>
          <table:table-cell table:style-name="ce30" table:formula="of:=[.F15]/[.C$3]" office:value-type="float" office:value="0.0063195544335151" calcext:value-type="float">
            <text:p>0.006319554433515</text:p>
          </table:table-cell>
          <table:table-cell table:style-name="ce34" table:formula="of:=[.F15]/[.C15]" office:value-type="float" office:value="2.13770706474405" calcext:value-type="float">
            <text:p>2.137707</text:p>
          </table:table-cell>
          <table:table-cell table:style-name="ce8"/>
          <table:table-cell/>
          <table:table-cell table:style-name="ce8"/>
          <table:table-cell table:style-name="ce8" table:formula="of:=SUM([.I15:.K15])" office:value-type="float" office:value="0" calcext:value-type="float">
            <text:p>0.00</text:p>
          </table:table-cell>
          <table:table-cell table:style-name="ce43" table:formula="of:=([.L15]-[.H15])/[.H15]" office:value-type="percentage" office:value="-1" calcext:value-type="percentage">
            <text:p>-100.00%</text:p>
          </table:table-cell>
          <table:table-cell table:formula="of:=[.H15]-[.L15]" office:value-type="float" office:value="2.13770706474405" calcext:value-type="float">
            <text:p>2.138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CC</text:p>
          </table:table-cell>
          <table:table-cell table:style-name="ce3" office:value-type="currency" office:currency="USD" office:value="410461735" calcext:value-type="currency">
            <text:p>$410,461,735</text:p>
          </table:table-cell>
          <table:table-cell table:style-name="ce5" office:value-type="currency" office:currency="USD" office:value="67.7485" calcext:value-type="currency">
            <text:p>$67.75</text:p>
          </table:table-cell>
          <table:table-cell table:style-name="ce8" table:formula="of:=SQRT([.B16])" office:value-type="float" office:value="20259.8552561463" calcext:value-type="float">
            <text:p>20,259.86</text:p>
          </table:table-cell>
          <table:table-cell table:style-name="ce12" table:formula="of:=[.D16]/[.D$22]" office:value-type="percentage" office:value="0.0257302194016327" calcext:value-type="percentage">
            <text:p>2.57%</text:p>
          </table:table-cell>
          <table:table-cell table:style-name="ce5" table:formula="of:=[.D$1] * [.E16]" office:value-type="currency" office:currency="USD" office:value="17.281054379433" calcext:value-type="currency">
            <text:p>$17.28</text:p>
          </table:table-cell>
          <table:table-cell table:style-name="ce30" table:formula="of:=[.F16]/[.C$3]" office:value-type="float" office:value="0.00629168418962483" calcext:value-type="float">
            <text:p>0.006291684189625</text:p>
          </table:table-cell>
          <table:table-cell table:style-name="ce34" table:formula="of:=[.F16]/[.C16]" office:value-type="float" office:value="0.255076560801096" calcext:value-type="float">
            <text:p>0.255077</text:p>
          </table:table-cell>
          <table:table-cell table:style-name="ce8"/>
          <table:table-cell/>
          <table:table-cell table:style-name="ce8"/>
          <table:table-cell table:style-name="ce8" table:formula="of:=SUM([.I16:.K16])" office:value-type="float" office:value="0" calcext:value-type="float">
            <text:p>0.00</text:p>
          </table:table-cell>
          <table:table-cell table:style-name="ce43" table:formula="of:=([.L16]-[.H16])/[.H16]" office:value-type="percentage" office:value="-1" calcext:value-type="percentage">
            <text:p>-100.00%</text:p>
          </table:table-cell>
          <table:table-cell table:formula="of:=[.H16]-[.L16]" office:value-type="float" office:value="0.255076560801096" calcext:value-type="float">
            <text:p>0.25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TS</text:p>
          </table:table-cell>
          <table:table-cell table:style-name="ce3" office:value-type="currency" office:currency="USD" office:value="385651164" calcext:value-type="currency">
            <text:p>$385,651,164</text:p>
          </table:table-cell>
          <table:table-cell table:style-name="ce5" office:value-type="currency" office:currency="USD" office:value="0.148497" calcext:value-type="currency">
            <text:p>$0.15</text:p>
          </table:table-cell>
          <table:table-cell table:style-name="ce8" table:formula="of:=SQRT([.B17])" office:value-type="float" office:value="19638.0030553007" calcext:value-type="float">
            <text:p>19,638.00</text:p>
          </table:table-cell>
          <table:table-cell table:style-name="ce12" table:formula="of:=[.D17]/[.D$22]" office:value-type="percentage" office:value="0.024940460868768" calcext:value-type="percentage">
            <text:p>2.49%</text:p>
          </table:table-cell>
          <table:table-cell table:style-name="ce5" table:formula="of:=[.D$1] * [.E17]" office:value-type="currency" office:currency="USD" office:value="16.7506329345156" calcext:value-type="currency">
            <text:p>$16.75</text:p>
          </table:table-cell>
          <table:table-cell table:style-name="ce30" table:formula="of:=[.F17]/[.C$3]" office:value-type="float" office:value="0.00609856841407372" calcext:value-type="float">
            <text:p>0.006098568414074</text:p>
          </table:table-cell>
          <table:table-cell table:style-name="ce34" table:formula="of:=[.F17]/[.C17]" office:value-type="float" office:value="112.801153791091" calcext:value-type="float">
            <text:p>112.801154</text:p>
          </table:table-cell>
          <table:table-cell table:style-name="ce8"/>
          <table:table-cell table:style-name="ce8" office:value-type="float" office:value="102.14" calcext:value-type="float">
            <text:p>102.14</text:p>
          </table:table-cell>
          <table:table-cell/>
          <table:table-cell table:style-name="ce8" table:formula="of:=SUM([.I17:.K17])" office:value-type="float" office:value="102.14" calcext:value-type="float">
            <text:p>102.14</text:p>
          </table:table-cell>
          <table:table-cell table:style-name="ce43" table:formula="of:=([.L17]-[.H17])/[.H17]" office:value-type="percentage" office:value="-0.0945128080058055" calcext:value-type="percentage">
            <text:p>-9.45%</text:p>
          </table:table-cell>
          <table:table-cell table:formula="of:=[.H17]-[.L17]" office:value-type="float" office:value="10.6611537910907" calcext:value-type="float">
            <text:p>10.66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ZEC</text:p>
          </table:table-cell>
          <table:table-cell table:style-name="ce3" office:value-type="currency" office:currency="USD" office:value="382956221" calcext:value-type="currency">
            <text:p>$382,956,221</text:p>
          </table:table-cell>
          <table:table-cell table:style-name="ce5" office:value-type="currency" office:currency="USD" office:value="214.506" calcext:value-type="currency">
            <text:p>$214.51</text:p>
          </table:table-cell>
          <table:table-cell table:style-name="ce8"/>
          <table:table-cell table:style-name="ce12"/>
          <table:table-cell table:style-name="ce5"/>
          <table:table-cell table:style-name="ce30"/>
          <table:table-cell table:style-name="ce34"/>
          <table:table-cell table:style-name="ce8"/>
          <table:table-cell table:style-name="ce8" office:value-type="float" office:value="0.07" calcext:value-type="float">
            <text:p>0.07</text:p>
          </table:table-cell>
          <table:table-cell table:style-name="ce8"/>
          <table:table-cell table:style-name="ce8" table:formula="of:=SUM([.I18:.K18])" office:value-type="float" office:value="0.07" calcext:value-type="float">
            <text:p>0.07</text:p>
          </table:table-cell>
          <table:table-cell table:style-name="ce43"/>
          <table:table-cell table:number-columns-repeated="1002"/>
        </table:table-row>
        <table:table-row table:style-name="ro1">
          <table:table-cell table:style-name="ce2" office:value-type="string" calcext:value-type="string">
            <text:p>WAVES</text:p>
          </table:table-cell>
          <table:table-cell table:style-name="ce3" office:value-type="currency" office:currency="USD" office:value="338216000" calcext:value-type="currency">
            <text:p>$338,216,000</text:p>
          </table:table-cell>
          <table:table-cell table:style-name="ce5" office:value-type="currency" office:currency="USD" office:value="3.38216" calcext:value-type="currency">
            <text:p>$3.38</text:p>
          </table:table-cell>
          <table:table-cell table:style-name="ce8"/>
          <table:table-cell table:style-name="ce12"/>
          <table:table-cell table:style-name="ce5"/>
          <table:table-cell table:style-name="ce30"/>
          <table:table-cell table:style-name="ce34"/>
          <table:table-cell table:style-name="ce8"/>
          <table:table-cell table:style-name="ce8" office:value-type="float" office:value="5.13" calcext:value-type="float">
            <text:p>5.13</text:p>
          </table:table-cell>
          <table:table-cell table:style-name="ce8"/>
          <table:table-cell table:style-name="ce8" table:formula="of:=SUM([.I19:.K19])" office:value-type="float" office:value="5.13" calcext:value-type="float">
            <text:p>5.13</text:p>
          </table:table-cell>
          <table:table-cell table:style-name="ce43"/>
          <table:table-cell table:number-columns-repeated="1002"/>
        </table:table-row>
        <table:table-row table:style-name="ro1">
          <table:table-cell table:style-name="ce2" office:value-type="string" calcext:value-type="string">
            <text:p>SC</text:p>
          </table:table-cell>
          <table:table-cell table:style-name="ce3" office:value-type="currency" office:currency="USD" office:value="257629524" calcext:value-type="currency">
            <text:p>$257,629,524</text:p>
          </table:table-cell>
          <table:table-cell table:style-name="ce5" office:value-type="currency" office:currency="USD" office:value="0.00922824" calcext:value-type="currency">
            <text:p>$0.01</text:p>
          </table:table-cell>
          <table:table-cell table:style-name="ce8"/>
          <table:table-cell table:style-name="ce12"/>
          <table:table-cell table:style-name="ce5"/>
          <table:table-cell table:style-name="ce30"/>
          <table:table-cell table:style-name="ce34"/>
          <table:table-cell table:style-name="ce8"/>
          <table:table-cell table:style-name="ce8" office:value-type="float" office:value="1363" calcext:value-type="float">
            <text:p>1,363.00</text:p>
          </table:table-cell>
          <table:table-cell table:style-name="ce8"/>
          <table:table-cell table:style-name="ce8" table:formula="of:=SUM([.I20:.K20])" office:value-type="float" office:value="1363" calcext:value-type="float">
            <text:p>1,363.00</text:p>
          </table:table-cell>
          <table:table-cell table:style-name="ce43"/>
          <table:table-cell table:number-columns-repeated="1002"/>
        </table:table-row>
        <table:table-row table:style-name="ro1">
          <table:table-cell table:style-name="ce2" office:value-type="string" calcext:value-type="string">
            <text:p>GNT</text:p>
          </table:table-cell>
          <table:table-cell table:style-name="ce3" office:value-type="currency" office:currency="USD" office:value="248675880" calcext:value-type="currency">
            <text:p>$248,675,880</text:p>
          </table:table-cell>
          <table:table-cell table:style-name="ce5" office:value-type="currency" office:currency="USD" office:value="0.298519" calcext:value-type="currency">
            <text:p>$0.30</text:p>
          </table:table-cell>
          <table:table-cell table:style-name="ce8"/>
          <table:table-cell table:style-name="ce12"/>
          <table:table-cell table:style-name="ce5"/>
          <table:table-cell table:style-name="ce30"/>
          <table:table-cell table:style-name="ce34"/>
          <table:table-cell table:style-name="ce8"/>
          <table:table-cell table:style-name="ce8" office:value-type="float" office:value="41.7" calcext:value-type="float">
            <text:p>41.70</text:p>
          </table:table-cell>
          <table:table-cell table:style-name="ce8"/>
          <table:table-cell table:style-name="ce8" table:formula="of:=SUM([.I21:.K21])" office:value-type="float" office:value="41.7" calcext:value-type="float">
            <text:p>41.70</text:p>
          </table:table-cell>
          <table:table-cell table:style-name="ce43"/>
          <table:table-cell table:number-columns-repeated="1002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total coefficient</text:p>
          </table:table-cell>
          <table:table-cell table:style-name="ce9" table:formula="of:=SUM([.D3:.D17])" office:value-type="float" office:value="787395.355628438" calcext:value-type="float">
            <text:p>787,395.36</text:p>
          </table:table-cell>
          <table:table-cell table:style-name="ce9"/>
          <table:table-cell/>
          <table:table-cell table:style-name="ce14" office:value-type="string" calcext:value-type="string">
            <text:p>verification</text:p>
          </table:table-cell>
          <table:table-cell table:style-name="ce42" table:formula="of:=SUMPRODUCT([.C3:.C17]; [.H3:.H17])" office:value-type="currency" office:currency="USD" office:value="671.62483575" calcext:value-type="currency">
            <text:p>$671.62</text:p>
          </table:table-cell>
          <table:table-cell table:style-name="ce28" table:formula="of:=SUMPRODUCT([.I3:.I21];[.$C3:.$C21])" office:value-type="currency" office:currency="USD" office:value="359.561795" calcext:value-type="currency">
            <text:p>$359.56</text:p>
          </table:table-cell>
          <table:table-cell table:style-name="ce28" table:formula="of:=SUMPRODUCT([.J3:.J21];[.$C3:.$C21])" office:value-type="currency" office:currency="USD" office:value="284.5480548" calcext:value-type="currency">
            <text:p>$284.55</text:p>
          </table:table-cell>
          <table:table-cell table:style-name="ce28" table:formula="of:=SUMPRODUCT([.K3:.K21];[.$C3:.$C21])" office:value-type="currency" office:currency="USD" office:value="27.93616455" calcext:value-type="currency">
            <text:p>$27.94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10"/>
          <table:table-cell table:style-name="ce7"/>
          <table:table-cell table:style-name="ce28" table:number-columns-repeated="2"/>
          <table:table-cell/>
          <table:table-cell table:style-name="ce47"/>
          <table:table-cell table:style-name="ce48"/>
          <table:table-cell table:style-name="ce7" table:number-columns-repeated="2"/>
          <table:table-cell table:style-name="ce53"/>
          <table:table-cell table:number-columns-repeated="1002"/>
        </table:table-row>
        <table:table-row table:style-name="ro1">
          <table:table-cell table:number-columns-repeated="12"/>
          <table:table-cell table:style-name="ce32"/>
          <table:table-cell table:number-columns-repeated="1002"/>
        </table:table-row>
        <table:table-row table:style-name="ro1" table:number-rows-repeated="1048551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'2017-07-21'.M25:'2017-07-21'.M1048576 '2017-07-21'.M2:'2017-07-21'.M23">
            <calcext:condition calcext:apply-style-name="Error" calcext:value="&lt;-0.01" calcext:base-cell-address="'2017-07-21'.M2"/>
            <calcext:condition calcext:apply-style-name="Error" calcext:value="&gt;0.01" calcext:base-cell-address="'2017-07-21'.M2"/>
          </calcext:conditional-format>
          <calcext:conditional-format calcext:target-range-address="'2017-07-21'.M1:'2017-07-21'.M1">
            <calcext:condition calcext:apply-style-name="Error" calcext:value="&lt;-0.01" calcext:base-cell-address="'2017-07-21'.M1"/>
            <calcext:condition calcext:apply-style-name="Error" calcext:value="&gt;0.01" calcext:base-cell-address="'2017-07-21'.M1"/>
          </calcext:conditional-format>
        </calcext:conditional-formats>
      </table:table>
      <table:table table:name="2017-06-2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32"/>
        <table:table-column table:style-name="co3" table:number-columns-repeated="4" table:default-cell-style-name="Default"/>
        <table:table-column table:style-name="co3" table:default-cell-style-name="ce32"/>
        <table:table-column table:style-name="co3" table:default-cell-style-name="ce54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date" office:date-value="2017-06-21" calcext:value-type="date">
            <text:p>06/21/17</text:p>
          </table:table-cell>
          <table:table-cell table:style-name="ce1" office:value-type="string" calcext:value-type="string">
            <text:p>value</text:p>
          </table:table-cell>
          <table:table-cell table:style-name="ce57" office:value-type="currency" office:currency="USD" office:value="1000" calcext:value-type="currency">
            <text:p>$1,000</text:p>
          </table:table-cell>
          <table:table-cell table:style-name="ce7"/>
          <table:table-cell table:style-name="ce28" table:number-columns-repeated="2"/>
          <table:table-cell/>
          <table:table-cell table:style-name="ce44" office:value-type="string" calcext:value-type="string" table:number-columns-spanned="5" table:number-rows-spanned="1">
            <text:p>balances</text:p>
          </table:table-cell>
          <table:covered-table-cell table:number-columns-repeated="3" table:style-name="ce7"/>
          <table:covered-table-cell table:style-name="ce45"/>
          <table:table-cell table:number-columns-repeated="1003"/>
        </table:table-row>
        <table:table-row table:style-name="ro1">
          <table:table-cell table:style-name="ce15" office:value-type="string" calcext:value-type="string">
            <text:p>coin</text:p>
          </table:table-cell>
          <table:table-cell table:style-name="ce15" office:value-type="string" calcext:value-type="string">
            <text:p>market cap</text:p>
          </table:table-cell>
          <table:table-cell table:style-name="ce15" office:value-type="string" calcext:value-type="string">
            <text:p>price in USD</text:p>
          </table:table-cell>
          <table:table-cell table:style-name="ce22" office:value-type="string" calcext:value-type="string">
            <text:p>weight</text:p>
          </table:table-cell>
          <table:table-cell table:style-name="ce26" office:value-type="string" calcext:value-type="string">
            <text:p>allocation</text:p>
          </table:table-cell>
          <table:table-cell table:style-name="ce15" office:value-type="string" calcext:value-type="string">
            <text:p>USD equiv</text:p>
          </table:table-cell>
          <table:table-cell table:style-name="ce15" office:value-type="string" calcext:value-type="string">
            <text:p>BTC equiv</text:p>
          </table:table-cell>
          <table:table-cell table:style-name="ce39" office:value-type="string" calcext:value-type="string">
            <text:p>shares</text:p>
          </table:table-cell>
          <table:table-cell table:style-name="ce15" office:value-type="string" calcext:value-type="string">
            <text:p>kraken</text:p>
          </table:table-cell>
          <table:table-cell table:style-name="ce15" office:value-type="string" calcext:value-type="string">
            <text:p>bittrex</text:p>
          </table:table-cell>
          <table:table-cell table:style-name="ce15" office:value-type="string" calcext:value-type="string">
            <text:p>bitfinex</text:p>
          </table:table-cell>
          <table:table-cell table:style-name="ce15" office:value-type="string" calcext:value-type="string">
            <text:p>total</text:p>
          </table:table-cell>
          <table:table-cell table:style-name="ce39" office:value-type="string" calcext:value-type="string">
            <text:p>deviation</text:p>
          </table:table-cell>
          <table:table-cell table:style-name="ce55" office:value-type="string" calcext:value-type="string">
            <text:p>to buy/sell</text:p>
          </table:table-cell>
          <table:table-cell table:style-name="ce15" table:number-columns-repeated="1002"/>
        </table:table-row>
        <table:table-row table:style-name="ro1">
          <table:table-cell table:style-name="ce2" office:value-type="string" calcext:value-type="string">
            <text:p>BTC</text:p>
          </table:table-cell>
          <table:table-cell table:style-name="ce3" office:value-type="currency" office:currency="USD" office:value="45033431747" calcext:value-type="currency">
            <text:p>$45,033,431,747</text:p>
          </table:table-cell>
          <table:table-cell table:style-name="ce5" office:value-type="currency" office:currency="USD" office:value="2745.42" calcext:value-type="currency">
            <text:p>$2,745.42</text:p>
          </table:table-cell>
          <table:table-cell table:style-name="ce8" table:formula="of:=SQRT([.B3])" office:value-type="float" office:value="212210.819109206" calcext:value-type="float">
            <text:p>212,210.82</text:p>
          </table:table-cell>
          <table:table-cell table:style-name="ce12" table:formula="of:=[.D3]/[.D$18]" office:value-type="percentage" office:value="0.241317379818379" calcext:value-type="percentage">
            <text:p>24.13%</text:p>
          </table:table-cell>
          <table:table-cell table:style-name="ce5" table:formula="of:=[.D$1] * [.E3]" office:value-type="currency" office:currency="USD" office:value="241.317379818379" calcext:value-type="currency">
            <text:p>$241.32</text:p>
          </table:table-cell>
          <table:table-cell table:style-name="ce30" table:formula="of:=[.F3]/[.C$3]" office:value-type="float" office:value="0.087898164877643" calcext:value-type="float">
            <text:p>0.087898164877643</text:p>
          </table:table-cell>
          <table:table-cell table:style-name="ce34" table:formula="of:=[.F3]/[.C3]" office:value-type="float" office:value="0.087898164877643" calcext:value-type="float">
            <text:p>0.087898</text:p>
          </table:table-cell>
          <table:table-cell table:number-columns-repeated="2" table:style-name="ce8" office:value-type="float" office:value="0.03" calcext:value-type="float">
            <text:p>0.03</text:p>
          </table:table-cell>
          <table:table-cell table:style-name="ce8"/>
          <table:table-cell table:style-name="ce8" table:formula="of:=SUM([.I3:.K3])" office:value-type="float" office:value="0.06" calcext:value-type="float">
            <text:p>0.06</text:p>
          </table:table-cell>
          <table:table-cell table:style-name="ce59" table:formula="of:=([.L3]-[.H3])/[.H3]" office:value-type="percentage" office:value="-0.317391892270767" calcext:value-type="percentage">
            <text:p>-31.74%</text:p>
          </table:table-cell>
          <table:table-cell table:formula="of:=[.H3]-[.L3]" office:value-type="float" office:value="0.027898164877643" calcext:value-type="float">
            <text:p>0.02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TH</text:p>
          </table:table-cell>
          <table:table-cell table:style-name="ce3" office:value-type="currency" office:currency="USD" office:value="32037742551" calcext:value-type="currency">
            <text:p>$32,037,742,551</text:p>
          </table:table-cell>
          <table:table-cell table:style-name="ce5" office:value-type="currency" office:currency="USD" office:value="345.71" calcext:value-type="currency">
            <text:p>$345.71</text:p>
          </table:table-cell>
          <table:table-cell table:style-name="ce8" table:formula="of:=SQRT([.B4])" office:value-type="float" office:value="178990.900749172" calcext:value-type="float">
            <text:p>178,990.90</text:p>
          </table:table-cell>
          <table:table-cell table:style-name="ce12" table:formula="of:=[.D4]/[.D$18]" office:value-type="percentage" office:value="0.203541060542695" calcext:value-type="percentage">
            <text:p>20.35%</text:p>
          </table:table-cell>
          <table:table-cell table:style-name="ce5" table:formula="of:=[.D$1] * [.E4]" office:value-type="currency" office:currency="USD" office:value="203.541060542695" calcext:value-type="currency">
            <text:p>$203.54</text:p>
          </table:table-cell>
          <table:table-cell table:style-name="ce30" table:formula="of:=[.F4]/[.C$3]" office:value-type="float" office:value="0.0741384052504516" calcext:value-type="float">
            <text:p>0.074138405250452</text:p>
          </table:table-cell>
          <table:table-cell table:style-name="ce34" table:formula="of:=[.F4]/[.C4]" office:value-type="float" office:value="0.588762432509024" calcext:value-type="float">
            <text:p>0.588762</text:p>
          </table:table-cell>
          <table:table-cell table:style-name="ce8" office:value-type="float" office:value="0.588" calcext:value-type="float">
            <text:p>0.59</text:p>
          </table:table-cell>
          <table:table-cell table:style-name="ce8" table:number-columns-repeated="2"/>
          <table:table-cell table:style-name="ce8" table:formula="of:=SUM([.I4:.K4])" office:value-type="float" office:value="0.588" calcext:value-type="float">
            <text:p>0.59</text:p>
          </table:table-cell>
          <table:table-cell table:style-name="ce59" table:formula="of:=([.L4]-[.H4])/[.H4]" office:value-type="percentage" office:value="-0.00129497479276198" calcext:value-type="percentage">
            <text:p>-0.13%</text:p>
          </table:table-cell>
          <table:table-cell table:formula="of:=[.H4]-[.L4]" office:value-type="float" office:value="0.000762432509024413" calcext:value-type="float">
            <text:p>0.00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XRP</text:p>
          </table:table-cell>
          <table:table-cell table:style-name="ce3" office:value-type="currency" office:currency="USD" office:value="11924471179" calcext:value-type="currency">
            <text:p>$11,924,471,179</text:p>
          </table:table-cell>
          <table:table-cell table:style-name="ce5" office:value-type="currency" office:currency="USD" office:value="0.311423" calcext:value-type="currency">
            <text:p>$0.31</text:p>
          </table:table-cell>
          <table:table-cell table:style-name="ce8" table:formula="of:=SQRT([.B5])" office:value-type="float" office:value="109199.227007337" calcext:value-type="float">
            <text:p>109,199.23</text:p>
          </table:table-cell>
          <table:table-cell table:style-name="ce12" table:formula="of:=[.D5]/[.D$18]" office:value-type="percentage" office:value="0.124176851351025" calcext:value-type="percentage">
            <text:p>12.42%</text:p>
          </table:table-cell>
          <table:table-cell table:style-name="ce5" table:formula="of:=[.D$1] * [.E5]" office:value-type="currency" office:currency="USD" office:value="124.176851351025" calcext:value-type="currency">
            <text:p>$124.18</text:p>
          </table:table-cell>
          <table:table-cell table:style-name="ce30" table:formula="of:=[.F5]/[.C$3]" office:value-type="float" office:value="0.0452305480950181" calcext:value-type="float">
            <text:p>0.045230548095018</text:p>
          </table:table-cell>
          <table:table-cell table:style-name="ce34" table:formula="of:=[.F5]/[.C5]" office:value-type="float" office:value="398.740142349873" calcext:value-type="float">
            <text:p>398.740142</text:p>
          </table:table-cell>
          <table:table-cell table:style-name="ce8" office:value-type="float" office:value="395" calcext:value-type="float">
            <text:p>395.00</text:p>
          </table:table-cell>
          <table:table-cell table:style-name="ce8" table:number-columns-repeated="2"/>
          <table:table-cell table:style-name="ce8" table:formula="of:=SUM([.I5:.K5])" office:value-type="float" office:value="395" calcext:value-type="float">
            <text:p>395.00</text:p>
          </table:table-cell>
          <table:table-cell table:style-name="ce59" table:formula="of:=([.L5]-[.H5])/[.H5]" office:value-type="percentage" office:value="-0.00937989921915431" calcext:value-type="percentage">
            <text:p>-0.94%</text:p>
          </table:table-cell>
          <table:table-cell table:formula="of:=[.H5]-[.L5]" office:value-type="float" office:value="3.74014234987305" calcext:value-type="float">
            <text:p>3.74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TC</text:p>
          </table:table-cell>
          <table:table-cell table:style-name="ce3" office:value-type="currency" office:currency="USD" office:value="2346710708" calcext:value-type="currency">
            <text:p>$2,346,710,708</text:p>
          </table:table-cell>
          <table:table-cell table:style-name="ce5" office:value-type="currency" office:currency="USD" office:value="45.43" calcext:value-type="currency">
            <text:p>$45.43</text:p>
          </table:table-cell>
          <table:table-cell table:style-name="ce8" table:formula="of:=SQRT([.B6])" office:value-type="float" office:value="48442.8602376036" calcext:value-type="float">
            <text:p>48,442.86</text:p>
          </table:table-cell>
          <table:table-cell table:style-name="ce12" table:formula="of:=[.D6]/[.D$18]" office:value-type="percentage" office:value="0.0550872201168527" calcext:value-type="percentage">
            <text:p>5.51%</text:p>
          </table:table-cell>
          <table:table-cell table:style-name="ce5" table:formula="of:=[.D$1] * [.E6]" office:value-type="currency" office:currency="USD" office:value="55.0872201168527" calcext:value-type="currency">
            <text:p>$55.09</text:p>
          </table:table-cell>
          <table:table-cell table:style-name="ce30" table:formula="of:=[.F6]/[.C$3]" office:value-type="float" office:value="0.0200651339747116" calcext:value-type="float">
            <text:p>0.020065133974712</text:p>
          </table:table-cell>
          <table:table-cell table:style-name="ce34" table:formula="of:=[.F6]/[.C6]" office:value-type="float" office:value="1.21257363233222" calcext:value-type="float">
            <text:p>1.212574</text:p>
          </table:table-cell>
          <table:table-cell table:style-name="ce8" office:value-type="float" office:value="1.4" calcext:value-type="float">
            <text:p>1.40</text:p>
          </table:table-cell>
          <table:table-cell table:style-name="ce8" table:number-columns-repeated="2"/>
          <table:table-cell table:style-name="ce8" table:formula="of:=SUM([.I6:.K6])" office:value-type="float" office:value="1.4" calcext:value-type="float">
            <text:p>1.40</text:p>
          </table:table-cell>
          <table:table-cell table:style-name="ce59" table:formula="of:=([.L6]-[.H6])/[.H6]" office:value-type="percentage" office:value="0.154569060938008" calcext:value-type="percentage">
            <text:p>15.46%</text:p>
          </table:table-cell>
          <table:table-cell table:formula="of:=[.H6]-[.L6]" office:value-type="float" office:value="-0.187426367667781" calcext:value-type="float">
            <text:p>-0.18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TC</text:p>
          </table:table-cell>
          <table:table-cell table:style-name="ce3" office:value-type="currency" office:currency="USD" office:value="1932490232" calcext:value-type="currency">
            <text:p>$1,932,490,232</text:p>
          </table:table-cell>
          <table:table-cell table:style-name="ce5" office:value-type="currency" office:currency="USD" office:value="20.82" calcext:value-type="currency">
            <text:p>$20.82</text:p>
          </table:table-cell>
          <table:table-cell table:style-name="ce8" table:formula="of:=SQRT([.B7])" office:value-type="float" office:value="43960.0981800542" calcext:value-type="float">
            <text:p>43,960.10</text:p>
          </table:table-cell>
          <table:table-cell table:style-name="ce12" table:formula="of:=[.D7]/[.D$18]" office:value-type="percentage" office:value="0.0499896082296831" calcext:value-type="percentage">
            <text:p>5.00%</text:p>
          </table:table-cell>
          <table:table-cell table:style-name="ce5" table:formula="of:=[.D$1] * [.E7]" office:value-type="currency" office:currency="USD" office:value="49.9896082296831" calcext:value-type="currency">
            <text:p>$49.99</text:p>
          </table:table-cell>
          <table:table-cell table:style-name="ce30" table:formula="of:=[.F7]/[.C$3]" office:value-type="float" office:value="0.0182083645597698" calcext:value-type="float">
            <text:p>0.01820836455977</text:p>
          </table:table-cell>
          <table:table-cell table:style-name="ce34" table:formula="of:=[.F7]/[.C7]" office:value-type="float" office:value="2.40103785925471" calcext:value-type="float">
            <text:p>2.401038</text:p>
          </table:table-cell>
          <table:table-cell table:style-name="ce8" table:number-columns-repeated="3"/>
          <table:table-cell table:style-name="ce8" table:formula="of:=SUM([.I7:.K7])" office:value-type="float" office:value="0" calcext:value-type="float">
            <text:p>0.00</text:p>
          </table:table-cell>
          <table:table-cell table:style-name="ce59" table:formula="of:=([.L7]-[.H7])/[.H7]" office:value-type="percentage" office:value="-1" calcext:value-type="percentage">
            <text:p>-100.00%</text:p>
          </table:table-cell>
          <table:table-cell table:formula="of:=[.H7]-[.L7]" office:value-type="float" office:value="2.40103785925471" calcext:value-type="float">
            <text:p>2.40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XEM</text:p>
          </table:table-cell>
          <table:table-cell table:style-name="ce3" office:value-type="currency" office:currency="USD" office:value="1730205000" calcext:value-type="currency">
            <text:p>$1,730,205,000</text:p>
          </table:table-cell>
          <table:table-cell table:style-name="ce5" office:value-type="currency" office:currency="USD" office:value="0.192245" calcext:value-type="currency">
            <text:p>$0.19</text:p>
          </table:table-cell>
          <table:table-cell table:style-name="ce8" table:formula="of:=SQRT([.B8])" office:value-type="float" office:value="41595.7329542346" calcext:value-type="float">
            <text:p>41,595.73</text:p>
          </table:table-cell>
          <table:table-cell table:style-name="ce12" table:formula="of:=[.D8]/[.D$18]" office:value-type="percentage" office:value="0.0473009497360988" calcext:value-type="percentage">
            <text:p>4.73%</text:p>
          </table:table-cell>
          <table:table-cell table:style-name="ce5" table:formula="of:=[.D$1] * [.E8]" office:value-type="currency" office:currency="USD" office:value="47.3009497360988" calcext:value-type="currency">
            <text:p>$47.30</text:p>
          </table:table-cell>
          <table:table-cell table:style-name="ce30" table:formula="of:=[.F8]/[.C$3]" office:value-type="float" office:value="0.0172290395407984" calcext:value-type="float">
            <text:p>0.017229039540798</text:p>
          </table:table-cell>
          <table:table-cell table:style-name="ce34" table:formula="of:=[.F8]/[.C8]" office:value-type="float" office:value="246.0451493464" calcext:value-type="float">
            <text:p>246.045149</text:p>
          </table:table-cell>
          <table:table-cell table:style-name="ce8"/>
          <table:table-cell table:style-name="ce8" office:value-type="float" office:value="246" calcext:value-type="float">
            <text:p>246.00</text:p>
          </table:table-cell>
          <table:table-cell table:style-name="ce8"/>
          <table:table-cell table:style-name="ce8" table:formula="of:=SUM([.I8:.K8])" office:value-type="float" office:value="246" calcext:value-type="float">
            <text:p>246.00</text:p>
          </table:table-cell>
          <table:table-cell table:style-name="ce59" table:formula="of:=([.L8]-[.H8])/[.H8]" office:value-type="percentage" office:value="-0.000183500249935486" calcext:value-type="percentage">
            <text:p>-0.02%</text:p>
          </table:table-cell>
          <table:table-cell table:formula="of:=[.H8]-[.L8]" office:value-type="float" office:value="0.0451493464004784" calcext:value-type="float">
            <text:p>0.04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DASH</text:p>
          </table:table-cell>
          <table:table-cell table:style-name="ce3" office:value-type="currency" office:currency="USD" office:value="1360482882" calcext:value-type="currency">
            <text:p>$1,360,482,882</text:p>
          </table:table-cell>
          <table:table-cell table:style-name="ce5" office:value-type="currency" office:currency="USD" office:value="184.46" calcext:value-type="currency">
            <text:p>$184.46</text:p>
          </table:table-cell>
          <table:table-cell table:style-name="ce8" table:formula="of:=SQRT([.B9])" office:value-type="float" office:value="36884.7242364641" calcext:value-type="float">
            <text:p>36,884.72</text:p>
          </table:table-cell>
          <table:table-cell table:style-name="ce12" table:formula="of:=[.D9]/[.D$18]" office:value-type="percentage" office:value="0.0419437851728307" calcext:value-type="percentage">
            <text:p>4.19%</text:p>
          </table:table-cell>
          <table:table-cell table:style-name="ce5" table:formula="of:=[.D$1] * [.E9]" office:value-type="currency" office:currency="USD" office:value="41.9437851728307" calcext:value-type="currency">
            <text:p>$41.94</text:p>
          </table:table-cell>
          <table:table-cell table:style-name="ce30" table:formula="of:=[.F9]/[.C$3]" office:value-type="float" office:value="0.0152777298820693" calcext:value-type="float">
            <text:p>0.015277729882069</text:p>
          </table:table-cell>
          <table:table-cell table:style-name="ce34" table:formula="of:=[.F9]/[.C9]" office:value-type="float" office:value="0.22738688698271" calcext:value-type="float">
            <text:p>0.227387</text:p>
          </table:table-cell>
          <table:table-cell table:style-name="ce8"/>
          <table:table-cell table:style-name="ce8" office:value-type="float" office:value="0.2273" calcext:value-type="float">
            <text:p>0.23</text:p>
          </table:table-cell>
          <table:table-cell table:style-name="ce8"/>
          <table:table-cell table:style-name="ce8" table:formula="of:=SUM([.I9:.K9])" office:value-type="float" office:value="0.2273" calcext:value-type="float">
            <text:p>0.23</text:p>
          </table:table-cell>
          <table:table-cell table:style-name="ce59" table:formula="of:=([.L9]-[.H9])/[.H9]" office:value-type="percentage" office:value="-0.000382110788633928" calcext:value-type="percentage">
            <text:p>-0.04%</text:p>
          </table:table-cell>
          <table:table-cell table:formula="of:=[.H9]-[.L9]" office:value-type="float" office:value="0.0000868869827099772" calcext:value-type="float">
            <text:p>0.00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MIOTA</text:p>
          </table:table-cell>
          <table:table-cell table:style-name="ce3" office:value-type="currency" office:currency="USD" office:value="1186184005" calcext:value-type="currency">
            <text:p>$1,186,184,005</text:p>
          </table:table-cell>
          <table:table-cell table:style-name="ce5" office:value-type="currency" office:currency="USD" office:value="0.426757" calcext:value-type="currency">
            <text:p>$0.43</text:p>
          </table:table-cell>
          <table:table-cell table:style-name="ce8" table:formula="of:=SQRT([.B10])" office:value-type="float" office:value="34441.022124786" calcext:value-type="float">
            <text:p>34,441.02</text:p>
          </table:table-cell>
          <table:table-cell table:style-name="ce12" table:formula="of:=[.D10]/[.D$18]" office:value-type="percentage" office:value="0.0391649080490243" calcext:value-type="percentage">
            <text:p>3.92%</text:p>
          </table:table-cell>
          <table:table-cell table:style-name="ce5" table:formula="of:=[.D$1] * [.E10]" office:value-type="currency" office:currency="USD" office:value="39.1649080490243" calcext:value-type="currency">
            <text:p>$39.16</text:p>
          </table:table-cell>
          <table:table-cell table:style-name="ce30" table:formula="of:=[.F10]/[.C$3]" office:value-type="float" office:value="0.0142655433591306" calcext:value-type="float">
            <text:p>0.014265543359131</text:p>
          </table:table-cell>
          <table:table-cell table:style-name="ce34" table:formula="of:=[.F10]/[.C10]" office:value-type="float" office:value="91.7733231066492" calcext:value-type="float">
            <text:p>91.773323</text:p>
          </table:table-cell>
          <table:table-cell table:style-name="ce8" table:number-columns-repeated="2"/>
          <table:table-cell table:style-name="ce8" office:value-type="float" office:value="91.77" calcext:value-type="float">
            <text:p>91.77</text:p>
          </table:table-cell>
          <table:table-cell table:style-name="ce8" table:formula="of:=SUM([.I10:.K10])" office:value-type="float" office:value="91.77" calcext:value-type="float">
            <text:p>91.77</text:p>
          </table:table-cell>
          <table:table-cell table:style-name="ce59" table:formula="of:=([.L10]-[.H10])/[.H10]" office:value-type="percentage" office:value="-0.0000362099413721506" calcext:value-type="percentage">
            <text:p>0.00%</text:p>
          </table:table-cell>
          <table:table-cell table:formula="of:=[.H10]-[.L10]" office:value-type="float" office:value="0.0033231066492192" calcext:value-type="float">
            <text:p>0.00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TS</text:p>
          </table:table-cell>
          <table:table-cell table:style-name="ce3" office:value-type="currency" office:currency="USD" office:value="835360369" calcext:value-type="currency">
            <text:p>$835,360,369</text:p>
          </table:table-cell>
          <table:table-cell table:style-name="ce5" office:value-type="currency" office:currency="USD" office:value="0.321759" calcext:value-type="currency">
            <text:p>$0.32</text:p>
          </table:table-cell>
          <table:table-cell table:style-name="ce8" table:formula="of:=SQRT([.B11])" office:value-type="float" office:value="28902.6014227093" calcext:value-type="float">
            <text:p>28,902.60</text:p>
          </table:table-cell>
          <table:table-cell table:style-name="ce12" table:formula="of:=[.D11]/[.D$18]" office:value-type="percentage" office:value="0.0328668447468454" calcext:value-type="percentage">
            <text:p>3.29%</text:p>
          </table:table-cell>
          <table:table-cell table:style-name="ce5" table:formula="of:=[.D$1] * [.E11]" office:value-type="currency" office:currency="USD" office:value="32.8668447468454" calcext:value-type="currency">
            <text:p>$32.87</text:p>
          </table:table-cell>
          <table:table-cell table:style-name="ce30" table:formula="of:=[.F11]/[.C$3]" office:value-type="float" office:value="0.0119715179268911" calcext:value-type="float">
            <text:p>0.011971517926891</text:p>
          </table:table-cell>
          <table:table-cell table:style-name="ce34" table:formula="of:=[.F11]/[.C11]" office:value-type="float" office:value="102.147398353567" calcext:value-type="float">
            <text:p>102.147398</text:p>
          </table:table-cell>
          <table:table-cell table:style-name="ce8"/>
          <table:table-cell table:style-name="ce8" office:value-type="float" office:value="102.14" calcext:value-type="float">
            <text:p>102.14</text:p>
          </table:table-cell>
          <table:table-cell table:style-name="ce8"/>
          <table:table-cell table:style-name="ce8" table:formula="of:=SUM([.I11:.K11])" office:value-type="float" office:value="102.14" calcext:value-type="float">
            <text:p>102.14</text:p>
          </table:table-cell>
          <table:table-cell table:style-name="ce59" table:formula="of:=([.L11]-[.H11])/[.H11]" office:value-type="percentage" office:value="-0.0000724282134094148" calcext:value-type="percentage">
            <text:p>-0.01%</text:p>
          </table:table-cell>
          <table:table-cell table:formula="of:=[.H11]-[.L11]" office:value-type="float" office:value="0.00739835356716867" calcext:value-type="float">
            <text:p>0.00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RAT</text:p>
          </table:table-cell>
          <table:table-cell table:style-name="ce3" office:value-type="currency" office:currency="USD" office:value="713349136" calcext:value-type="currency">
            <text:p>$713,349,136</text:p>
          </table:table-cell>
          <table:table-cell table:style-name="ce5" office:value-type="currency" office:currency="USD" office:value="7.25" calcext:value-type="currency">
            <text:p>$7.25</text:p>
          </table:table-cell>
          <table:table-cell table:style-name="ce8" table:formula="of:=SQRT([.B12])" office:value-type="float" office:value="26708.5966684886" calcext:value-type="float">
            <text:p>26,708.60</text:p>
          </table:table-cell>
          <table:table-cell table:style-name="ce12" table:formula="of:=[.D12]/[.D$18]" office:value-type="percentage" office:value="0.0303719131461849" calcext:value-type="percentage">
            <text:p>3.04%</text:p>
          </table:table-cell>
          <table:table-cell table:style-name="ce5" table:formula="of:=[.D$1] * [.E12]" office:value-type="currency" office:currency="USD" office:value="30.3719131461849" calcext:value-type="currency">
            <text:p>$30.37</text:p>
          </table:table-cell>
          <table:table-cell table:style-name="ce30" table:formula="of:=[.F12]/[.C$3]" office:value-type="float" office:value="0.0110627565713752" calcext:value-type="float">
            <text:p>0.011062756571375</text:p>
          </table:table-cell>
          <table:table-cell table:style-name="ce34" table:formula="of:=[.F12]/[.C12]" office:value-type="float" office:value="4.18922939947378" calcext:value-type="float">
            <text:p>4.189229</text:p>
          </table:table-cell>
          <table:table-cell table:style-name="ce8"/>
          <table:table-cell table:style-name="ce8" office:value-type="float" office:value="4.18" calcext:value-type="float">
            <text:p>4.18</text:p>
          </table:table-cell>
          <table:table-cell table:style-name="ce8"/>
          <table:table-cell table:style-name="ce8" table:formula="of:=SUM([.I12:.K12])" office:value-type="float" office:value="4.18" calcext:value-type="float">
            <text:p>4.18</text:p>
          </table:table-cell>
          <table:table-cell table:style-name="ce59" table:formula="of:=([.L12]-[.H12])/[.H12]" office:value-type="percentage" office:value="-0.00220312582427106" calcext:value-type="percentage">
            <text:p>-0.22%</text:p>
          </table:table-cell>
          <table:table-cell table:formula="of:=[.H12]-[.L12]" office:value-type="float" office:value="0.00922939947377621" calcext:value-type="float">
            <text:p>0.00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XMR</text:p>
          </table:table-cell>
          <table:table-cell table:style-name="ce3" office:value-type="currency" office:currency="USD" office:value="691764418" calcext:value-type="currency">
            <text:p>$691,764,418</text:p>
          </table:table-cell>
          <table:table-cell table:style-name="ce5" office:value-type="currency" office:currency="USD" office:value="47.18" calcext:value-type="currency">
            <text:p>$47.18</text:p>
          </table:table-cell>
          <table:table-cell table:style-name="ce8" table:formula="of:=SQRT([.B13])" office:value-type="float" office:value="26301.4147528227" calcext:value-type="float">
            <text:p>26,301.41</text:p>
          </table:table-cell>
          <table:table-cell table:style-name="ce12" table:formula="of:=[.D13]/[.D$18]" office:value-type="percentage" office:value="0.0299088826870858" calcext:value-type="percentage">
            <text:p>2.99%</text:p>
          </table:table-cell>
          <table:table-cell table:style-name="ce5" table:formula="of:=[.D$1] * [.E13]" office:value-type="currency" office:currency="USD" office:value="29.9088826870858" calcext:value-type="currency">
            <text:p>$29.91</text:p>
          </table:table-cell>
          <table:table-cell table:style-name="ce30" table:formula="of:=[.F13]/[.C$3]" office:value-type="float" office:value="0.0108941009707388" calcext:value-type="float">
            <text:p>0.010894100970739</text:p>
          </table:table-cell>
          <table:table-cell table:style-name="ce34" table:formula="of:=[.F13]/[.C13]" office:value-type="float" office:value="0.633931383787322" calcext:value-type="float">
            <text:p>0.633931</text:p>
          </table:table-cell>
          <table:table-cell table:style-name="ce8"/>
          <table:table-cell table:style-name="ce8" office:value-type="float" office:value="0.633" calcext:value-type="float">
            <text:p>0.63</text:p>
          </table:table-cell>
          <table:table-cell table:style-name="ce8"/>
          <table:table-cell table:style-name="ce8" table:formula="of:=SUM([.I13:.K13])" office:value-type="float" office:value="0.633" calcext:value-type="float">
            <text:p>0.63</text:p>
          </table:table-cell>
          <table:table-cell table:style-name="ce59" table:formula="of:=([.L13]-[.H13])/[.H13]" office:value-type="percentage" office:value="-0.00146921861125898" calcext:value-type="percentage">
            <text:p>-0.15%</text:p>
          </table:table-cell>
          <table:table-cell table:formula="of:=[.H13]-[.L13]" office:value-type="float" office:value="0.000931383787321494" calcext:value-type="float">
            <text:p>0.00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ZEC</text:p>
          </table:table-cell>
          <table:table-cell table:style-name="ce3" office:value-type="currency" office:currency="USD" office:value="595886904" calcext:value-type="currency">
            <text:p>$595,886,904</text:p>
          </table:table-cell>
          <table:table-cell table:style-name="ce5" office:value-type="currency" office:currency="USD" office:value="383.84" calcext:value-type="currency">
            <text:p>$383.84</text:p>
          </table:table-cell>
          <table:table-cell table:style-name="ce8" table:formula="of:=SQRT([.B14])" office:value-type="float" office:value="24410.7948252407" calcext:value-type="float">
            <text:p>24,410.79</text:p>
          </table:table-cell>
          <table:table-cell table:style-name="ce12" table:formula="of:=[.D14]/[.D$18]" office:value-type="percentage" office:value="0.0277589477823923" calcext:value-type="percentage">
            <text:p>2.78%</text:p>
          </table:table-cell>
          <table:table-cell table:style-name="ce5" table:formula="of:=[.D$1] * [.E14]" office:value-type="currency" office:currency="USD" office:value="27.7589477823923" calcext:value-type="currency">
            <text:p>$27.76</text:p>
          </table:table-cell>
          <table:table-cell table:style-name="ce30" table:formula="of:=[.F14]/[.C$3]" office:value-type="float" office:value="0.0101110022446082" calcext:value-type="float">
            <text:p>0.010111002244608</text:p>
          </table:table-cell>
          <table:table-cell table:style-name="ce34" table:formula="of:=[.F14]/[.C14]" office:value-type="float" office:value="0.0723190594580874" calcext:value-type="float">
            <text:p>0.072319</text:p>
          </table:table-cell>
          <table:table-cell table:style-name="ce8"/>
          <table:table-cell table:style-name="ce8" office:value-type="float" office:value="0.072" calcext:value-type="float">
            <text:p>0.07</text:p>
          </table:table-cell>
          <table:table-cell table:style-name="ce8"/>
          <table:table-cell table:style-name="ce8" table:formula="of:=SUM([.I14:.K14])" office:value-type="float" office:value="0.072" calcext:value-type="float">
            <text:p>0.07</text:p>
          </table:table-cell>
          <table:table-cell table:style-name="ce59" table:formula="of:=([.L14]-[.H14])/[.H14]" office:value-type="percentage" office:value="-0.00441183085729005" calcext:value-type="percentage">
            <text:p>-0.44%</text:p>
          </table:table-cell>
          <table:table-cell table:formula="of:=[.H14]-[.L14]" office:value-type="float" office:value="0.000319059458087384" calcext:value-type="float">
            <text:p>0.00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NT</text:p>
          </table:table-cell>
          <table:table-cell table:style-name="ce3" office:value-type="currency" office:currency="USD" office:value="511292735" calcext:value-type="currency">
            <text:p>$511,292,735</text:p>
          </table:table-cell>
          <table:table-cell table:style-name="ce5" office:value-type="currency" office:currency="USD" office:value="0.616571" calcext:value-type="currency">
            <text:p>$0.62</text:p>
          </table:table-cell>
          <table:table-cell table:style-name="ce8" table:formula="of:=SQRT([.B15])" office:value-type="float" office:value="22611.7831008525" calcext:value-type="float">
            <text:p>22,611.78</text:p>
          </table:table-cell>
          <table:table-cell table:style-name="ce12" table:formula="of:=[.D15]/[.D$18]" office:value-type="percentage" office:value="0.0257131859432256" calcext:value-type="percentage">
            <text:p>2.57%</text:p>
          </table:table-cell>
          <table:table-cell table:style-name="ce5" table:formula="of:=[.D$1] * [.E15]" office:value-type="currency" office:currency="USD" office:value="25.7131859432256" calcext:value-type="currency">
            <text:p>$25.71</text:p>
          </table:table-cell>
          <table:table-cell table:style-name="ce30" table:formula="of:=[.F15]/[.C$3]" office:value-type="float" office:value="0.00936584782773697" calcext:value-type="float">
            <text:p>0.009365847827737</text:p>
          </table:table-cell>
          <table:table-cell table:style-name="ce34" table:formula="of:=[.F15]/[.C15]" office:value-type="float" office:value="41.7035279687589" calcext:value-type="float">
            <text:p>41.703528</text:p>
          </table:table-cell>
          <table:table-cell table:style-name="ce8"/>
          <table:table-cell table:style-name="ce8" office:value-type="float" office:value="41.7" calcext:value-type="float">
            <text:p>41.70</text:p>
          </table:table-cell>
          <table:table-cell table:style-name="ce8"/>
          <table:table-cell table:style-name="ce8" table:formula="of:=SUM([.I15:.K15])" office:value-type="float" office:value="41.7" calcext:value-type="float">
            <text:p>41.70</text:p>
          </table:table-cell>
          <table:table-cell table:style-name="ce59" table:formula="of:=([.L15]-[.H15])/[.H15]" office:value-type="percentage" office:value="-0.0000845964102011719" calcext:value-type="percentage">
            <text:p>-0.01%</text:p>
          </table:table-cell>
          <table:table-cell table:formula="of:=[.H15]-[.L15]" office:value-type="float" office:value="0.00352796875888117" calcext:value-type="float">
            <text:p>0.00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C</text:p>
          </table:table-cell>
          <table:table-cell table:style-name="ce3" office:value-type="currency" office:currency="USD" office:value="510370534" calcext:value-type="currency">
            <text:p>$510,370,534</text:p>
          </table:table-cell>
          <table:table-cell table:style-name="ce5" office:value-type="currency" office:currency="USD" office:value="0.018838" calcext:value-type="currency">
            <text:p>$0.02</text:p>
          </table:table-cell>
          <table:table-cell table:style-name="ce8" table:formula="of:=SQRT([.B16])" office:value-type="float" office:value="22591.381852379" calcext:value-type="float">
            <text:p>22,591.38</text:p>
          </table:table-cell>
          <table:table-cell table:style-name="ce12" table:formula="of:=[.D16]/[.D$18]" office:value-type="percentage" office:value="0.0256899864859721" calcext:value-type="percentage">
            <text:p>2.57%</text:p>
          </table:table-cell>
          <table:table-cell table:style-name="ce5" table:formula="of:=[.D$1] * [.E16]" office:value-type="currency" office:currency="USD" office:value="25.6899864859721" calcext:value-type="currency">
            <text:p>$25.69</text:p>
          </table:table-cell>
          <table:table-cell table:style-name="ce30" table:formula="of:=[.F16]/[.C$3]" office:value-type="float" office:value="0.00935739758797275" calcext:value-type="float">
            <text:p>0.009357397587973</text:p>
          </table:table-cell>
          <table:table-cell table:style-name="ce34" table:formula="of:=[.F16]/[.C16]" office:value-type="float" office:value="1363.73216296699" calcext:value-type="float">
            <text:p>1,363.732163</text:p>
          </table:table-cell>
          <table:table-cell table:style-name="ce8"/>
          <table:table-cell table:style-name="ce8" office:value-type="float" office:value="1363" calcext:value-type="float">
            <text:p>1,363.00</text:p>
          </table:table-cell>
          <table:table-cell table:style-name="ce8"/>
          <table:table-cell table:style-name="ce8" table:formula="of:=SUM([.I16:.K16])" office:value-type="float" office:value="1363" calcext:value-type="float">
            <text:p>1,363.00</text:p>
          </table:table-cell>
          <table:table-cell table:style-name="ce59" table:formula="of:=([.L16]-[.H16])/[.H16]" office:value-type="percentage" office:value="-0.000536881791653585" calcext:value-type="percentage">
            <text:p>-0.05%</text:p>
          </table:table-cell>
          <table:table-cell table:formula="of:=[.H16]-[.L16]" office:value-type="float" office:value="0.732162966989336" calcext:value-type="float">
            <text:p>0.73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WAVES</text:p>
          </table:table-cell>
          <table:table-cell table:style-name="ce3" office:value-type="currency" office:currency="USD" office:value="489859670" calcext:value-type="currency">
            <text:p>$489,859,670</text:p>
          </table:table-cell>
          <table:table-cell table:style-name="ce5" office:value-type="currency" office:currency="USD" office:value="4.9" calcext:value-type="currency">
            <text:p>$4.90</text:p>
          </table:table-cell>
          <table:table-cell table:style-name="ce8" table:formula="of:=SQRT([.B17])" office:value-type="float" office:value="22132.7736626027" calcext:value-type="float">
            <text:p>22,132.77</text:p>
          </table:table-cell>
          <table:table-cell table:style-name="ce12" table:formula="of:=[.D17]/[.D$18]" office:value-type="percentage" office:value="0.0251684761917061" calcext:value-type="percentage">
            <text:p>2.52%</text:p>
          </table:table-cell>
          <table:table-cell table:style-name="ce5" table:formula="of:=[.D$1] * [.E17]" office:value-type="currency" office:currency="USD" office:value="25.1684761917061" calcext:value-type="currency">
            <text:p>$25.17</text:p>
          </table:table-cell>
          <table:table-cell table:style-name="ce30" table:formula="of:=[.F17]/[.C$3]" office:value-type="float" office:value="0.00916744111709908" calcext:value-type="float">
            <text:p>0.009167441117099</text:p>
          </table:table-cell>
          <table:table-cell table:style-name="ce34" table:formula="of:=[.F17]/[.C17]" office:value-type="float" office:value="5.13642371259309" calcext:value-type="float">
            <text:p>5.136424</text:p>
          </table:table-cell>
          <table:table-cell table:style-name="ce8"/>
          <table:table-cell table:style-name="ce8" office:value-type="float" office:value="5.13" calcext:value-type="float">
            <text:p>5.13</text:p>
          </table:table-cell>
          <table:table-cell table:style-name="ce8"/>
          <table:table-cell table:style-name="ce8" table:formula="of:=SUM([.I17:.K17])" office:value-type="float" office:value="5.13" calcext:value-type="float">
            <text:p>5.13</text:p>
          </table:table-cell>
          <table:table-cell table:style-name="ce59" table:formula="of:=([.L17]-[.H17])/[.H17]" office:value-type="percentage" office:value="-0.0012506196825902" calcext:value-type="percentage">
            <text:p>-0.13%</text:p>
          </table:table-cell>
          <table:table-cell table:formula="of:=[.H17]-[.L17]" office:value-type="float" office:value="0.00642371259309194" calcext:value-type="float">
            <text:p>0.006</text:p>
          </table:table-cell>
          <table:table-cell table:number-columns-repeated="1002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total coefficient</text:p>
          </table:table-cell>
          <table:table-cell table:style-name="ce9" table:formula="of:=SUM([.D3:.D17])" office:value-type="float" office:value="879384.730883954" calcext:value-type="float">
            <text:p>879,384.73</text:p>
          </table:table-cell>
          <table:table-cell table:style-name="ce9"/>
          <table:table-cell/>
          <table:table-cell table:style-name="ce14" office:value-type="string" calcext:value-type="string">
            <text:p>verification</text:p>
          </table:table-cell>
          <table:table-cell table:formula="of:=SUMPRODUCT([.C3:.C17]; [.H3:.H17])"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 table:number-rows-repeated="3">
          <table:table-cell table:number-columns-repeated="1016"/>
        </table:table-row>
        <table:table-row table:style-name="ro2">
          <table:table-cell table:style-name="ce56"/>
          <table:table-cell table:number-columns-repeated="1015"/>
        </table:table-row>
        <table:table-row table:style-name="ro1" table:number-rows-repeated="25">
          <table:table-cell table:number-columns-repeated="1016"/>
        </table:table-row>
        <table:table-row table:style-name="ro1" table:number-rows-repeated="1048528">
          <table:table-cell table:number-columns-repeated="1016"/>
        </table:table-row>
        <table:table-row table:style-name="ro1">
          <table:table-cell table:number-columns-repeated="1016"/>
        </table:table-row>
        <calcext:conditional-formats>
          <calcext:conditional-format calcext:target-range-address="'2017-06-21'.M3:'2017-06-21'.M17">
            <calcext:condition calcext:apply-style-name="Error" calcext:value="&gt;0.01" calcext:base-cell-address="'2017-06-21'.M3"/>
            <calcext:condition calcext:apply-style-name="Error" calcext:value="&lt;-0.01" calcext:base-cell-address="'2017-06-21'.M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7:46:38.70499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40:50.628482449</meta:creation-date>
    <meta:generator>LibreOffice/5.3.4.2$Linux_X86_64 LibreOffice_project/30m0$Build-2</meta:generator>
    <dc:date>2017-08-08T18:50:06.021865934</dc:date>
    <meta:editing-duration>PT7H45M18S</meta:editing-duration>
    <meta:editing-cycles>166</meta:editing-cycles>
    <meta:document-statistic meta:table-count="3" meta:cell-count="473" meta:object-count="0"/>
  </office:meta>
</office:document-meta>
</file>